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600000096092A16328.png" manifest:media-type="image/png"/>
  <manifest:file-entry manifest:full-path="Pictures/100002010000096000000960544F600A.png" manifest:media-type="image/png"/>
  <manifest:file-entry manifest:full-path="Pictures/1000000000000834000008349E28801C.png" manifest:media-type="image/png"/>
  <manifest:file-entry manifest:full-path="Pictures/10000000000009600000096008E7FE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71cm"/>
    </style:style>
    <style:style style:name="gr4" style:family="graphic" style:parent-style-name="Objeto_20_sin_20_relleno_20_ni_20_línea">
      <style:graphic-properties draw:fill="solid" draw:fill-color="#ffffff" draw:textarea-vertical-align="middle" draw:color-mode="standard" draw:luminance="0%" draw:contrast="0%" draw:gamma="100%" draw:red="0%" draw:green="0%" draw:blue="0%" fo:clip="rect(2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819cm" svg:height="17.8cm" svg:x="0.081cm" svg:y="0.1cm">
          <draw:image xlink:href="Pictures/10000000000009600000096008E7FE21.png" xlink:type="simple" xlink:show="embed" xlink:actuate="onLoad">
            <text:p/>
          </draw:image>
        </draw:frame>
        <draw:frame draw:style-name="gr1" draw:text-style-name="P1" draw:layer="layout" svg:width="17.779cm" svg:height="17.779cm" svg:x="18cm" svg:y="0.121cm">
          <draw:image xlink:href="Pictures/1000000000000834000008349E28801C.png" xlink:type="simple" xlink:show="embed" xlink:actuate="onLoad">
            <text:p/>
          </draw:image>
        </draw:frame>
        <draw:frame draw:style-name="gr2" draw:text-style-name="P2" draw:layer="layout" svg:width="1.133cm" svg:height="1.038cm" svg:x="0.2cm" svg:y="0.1cm">
          <draw:text-box>
            <text:p><text:span text:style-name="T1">a)</text:span></text:p>
          </draw:text-box>
        </draw:frame>
        <draw:frame draw:style-name="gr3" draw:text-style-name="P2" draw:layer="layout" svg:width="1.171cm" svg:height="1.038cm" svg:x="17.801cm" svg:y="0.1cm">
          <draw:text-box>
            <text:p><text:span text:style-name="T1">b)</text:span></text:p>
          </draw:text-box>
        </draw:frame>
        <draw:frame draw:style-name="gr4" draw:text-style-name="P1" draw:layer="layout" svg:width="18.85cm" svg:height="17.219cm" svg:x="-0.05cm" svg:y="17.881cm">
          <draw:image xlink:href="Pictures/100002010000096000000960544F600A.png" xlink:type="simple" xlink:show="embed" xlink:actuate="onLoad">
            <text:p/>
          </draw:image>
        </draw:frame>
        <draw:frame draw:style-name="gr4" draw:text-style-name="P1" draw:layer="layout" svg:width="18.7cm" svg:height="17.219cm" svg:x="17.9cm" svg:y="17.881cm">
          <draw:image xlink:href="Pictures/10000201000009600000096092A16328.png" xlink:type="simple" xlink:show="embed" xlink:actuate="onLoad">
            <text:p/>
          </draw:image>
        </draw:frame>
        <draw:frame draw:style-name="gr2" draw:text-style-name="P2" draw:layer="layout" svg:width="1.133cm" svg:height="1.038cm" svg:x="1.9cm" svg:y="17.9cm">
          <draw:text-box>
            <text:p><text:span text:style-name="T1">c)</text:span></text:p>
          </draw:text-box>
        </draw:frame>
        <draw:frame draw:style-name="gr3" draw:text-style-name="P2" draw:layer="layout" svg:width="1.171cm" svg:height="1.038cm" svg:x="19.801cm" svg:y="17.9cm">
          <draw:text-box>
            <text:p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8cm" fo:page-height="3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1-06T18:23:19.401181241</meta:creation-date>
    <dc:date>2018-01-06T22:29:44.626187163</dc:date>
    <dc:creator>dario </dc:creator>
    <meta:editing-duration>PT22M20S</meta:editing-duration>
    <meta:editing-cycles>5</meta:editing-cycles>
    <meta:generator>LibreOffice/4.3.3.2$Linux_X86_64 LibreOffice_project/430m0$Build-2</meta:generator>
    <meta:document-statistic meta:object-count="8"/>
  </office:meta>
</office:document-meta>
</file>